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a8d8a" officeooo:paragraph-rsid="064a8d8a"/>
    </style:style>
    <style:style style:name="P5" style:family="paragraph" style:parent-style-name="Heading_20_2">
      <style:text-properties officeooo:paragraph-rsid="05648627"/>
    </style:style>
    <style:style style:name="P6" style:family="paragraph" style:parent-style-name="Heading_20_1">
      <style:paragraph-properties fo:line-height="100%"/>
      <style:text-properties officeooo:rsid="05226f8d" officeooo:paragraph-rsid="04af6545"/>
    </style:style>
    <style:style style:name="P7" style:family="paragraph" style:parent-style-name="Heading_20_2">
      <style:text-properties officeooo:paragraph-rsid="0673d944"/>
    </style:style>
    <style:style style:name="P8" style:family="paragraph" style:parent-style-name="Heading_20_2">
      <style:paragraph-properties fo:line-height="100%"/>
      <style:text-properties officeooo:paragraph-rsid="067fa8b5"/>
    </style:style>
    <style:style style:name="P9" style:family="paragraph" style:parent-style-name="Heading_20_2">
      <style:text-properties officeooo:paragraph-rsid="067a445c"/>
    </style:style>
    <style:style style:name="P10" style:family="paragraph" style:parent-style-name="Heading_20_2">
      <style:text-properties officeooo:paragraph-rsid="068146bd"/>
    </style:style>
    <style:style style:name="P11" style:family="paragraph" style:parent-style-name="Text_20_body">
      <style:text-properties officeooo:rsid="0610e6e9" officeooo:paragraph-rsid="0673d944"/>
    </style:style>
    <style:style style:name="P12" style:family="paragraph" style:parent-style-name="Text_20_body">
      <style:text-properties officeooo:paragraph-rsid="0673d944"/>
    </style:style>
    <style:style style:name="P13" style:family="paragraph" style:parent-style-name="Text_20_body">
      <style:text-properties officeooo:paragraph-rsid="06783411"/>
    </style:style>
    <style:style style:name="P14" style:family="paragraph" style:parent-style-name="Text_20_body">
      <style:text-properties officeooo:paragraph-rsid="067a445c"/>
    </style:style>
    <style:style style:name="P15" style:family="paragraph" style:parent-style-name="Text_20_body">
      <style:text-properties officeooo:rsid="06396fbd" officeooo:paragraph-rsid="06898cf2"/>
    </style:style>
    <style:style style:name="P16" style:family="paragraph" style:parent-style-name="Text_20_body">
      <style:text-properties officeooo:paragraph-rsid="067fa8b5"/>
    </style:style>
    <style:style style:name="P17" style:family="paragraph" style:parent-style-name="Text_20_body">
      <style:text-properties officeooo:rsid="068146bd" officeooo:paragraph-rsid="068146bd"/>
    </style:style>
    <style:style style:name="P18" style:family="paragraph" style:parent-style-name="Text_20_body">
      <style:text-properties officeooo:paragraph-rsid="068146bd"/>
    </style:style>
    <style:style style:name="P19" style:family="paragraph" style:parent-style-name="Text_20_body">
      <style:text-properties officeooo:paragraph-rsid="06880633"/>
    </style:style>
    <style:style style:name="P20" style:family="paragraph" style:parent-style-name="Text_20_body">
      <style:text-properties officeooo:paragraph-rsid="056a94fb"/>
    </style:style>
    <style:style style:name="P21" style:family="paragraph" style:parent-style-name="Text_20_body">
      <style:text-properties officeooo:paragraph-rsid="068b4d1f"/>
    </style:style>
    <style:style style:name="P22" style:family="paragraph" style:parent-style-name="Text_20_body">
      <style:text-properties officeooo:rsid="068d225c" officeooo:paragraph-rsid="068d225c"/>
    </style:style>
    <style:style style:name="P23" style:family="paragraph" style:parent-style-name="Text_20_body">
      <style:text-properties officeooo:paragraph-rsid="068d2857"/>
    </style:style>
    <style:style style:name="T1" style:family="text">
      <style:text-properties officeooo:rsid="057ca7f2"/>
    </style:style>
    <style:style style:name="T2" style:family="text">
      <style:text-properties style:font-name="Times New Roman" fo:font-style="italic" officeooo:rsid="05e3dd26" style:font-style-asian="italic" style:font-style-complex="italic"/>
    </style:style>
    <style:style style:name="T3" style:family="text">
      <style:text-properties style:font-name="Times New Roman" fo:font-style="italic" officeooo:rsid="058fcc10" style:font-style-asian="italic" style:font-style-complex="italic"/>
    </style:style>
    <style:style style:name="T4" style:family="text">
      <style:text-properties officeooo:rsid="05b6be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610e6e9" style:font-weight-asian="bold" style:font-weight-complex="bold"/>
    </style:style>
    <style:style style:name="T7" style:family="text">
      <style:text-properties fo:font-style="italic" officeooo:rsid="05e3dd26" style:font-style-asian="italic" style:font-style-complex="italic"/>
    </style:style>
    <style:style style:name="T8" style:family="text">
      <style:text-properties fo:font-style="italic" officeooo:rsid="0674d2ed" style:font-style-asian="italic" style:font-style-complex="italic"/>
    </style:style>
    <style:style style:name="T9" style:family="text">
      <style:text-properties fo:font-style="italic" officeooo:rsid="068146bd" style:font-style-asian="italic" style:font-style-complex="italic"/>
    </style:style>
    <style:style style:name="T10" style:family="text">
      <style:text-properties fo:font-style="italic" officeooo:rsid="06880633" style:font-style-asian="italic" style:font-style-complex="italic"/>
    </style:style>
    <style:style style:name="T11" style:family="text">
      <style:text-properties officeooo:rsid="05e3dd26"/>
    </style:style>
    <style:style style:name="T1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style:font-name="Monospace" fo:language="en" fo:country="US" officeooo:rsid="068b4d1f" style:font-size-asian="10.5pt" style:font-name-complex="David CLM1" style:font-weight-complex="normal"/>
    </style:style>
    <style:style style:name="T15" style:family="text">
      <style:text-properties style:text-position="sub 58%" style:font-name="Monospace" fo:language="en" fo:country="US" officeooo:rsid="068d2857" style:font-size-asian="10.5pt" style:font-name-complex="David CLM1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879e0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7a44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7cfe4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60192ee"/>
    </style:style>
    <style:style style:name="T21" style:family="text">
      <style:text-properties fo:language="en" fo:country="US" officeooo:rsid="06159af2"/>
    </style:style>
    <style:style style:name="T22" style:family="text">
      <style:text-properties fo:language="en" fo:country="US" officeooo:rsid="06342bc4"/>
    </style:style>
    <style:style style:name="T23" style:family="text">
      <style:text-properties fo:language="en" fo:country="US" officeooo:rsid="0565f2dc"/>
    </style:style>
    <style:style style:name="T24" style:family="text">
      <style:text-properties fo:language="en" fo:country="US" officeooo:rsid="05609767"/>
    </style:style>
    <style:style style:name="T25" style:family="text">
      <style:text-properties fo:language="en" fo:country="US" officeooo:rsid="063a5131"/>
    </style:style>
    <style:style style:name="T26" style:family="text">
      <style:text-properties fo:language="en" fo:country="US" officeooo:rsid="063bcfca"/>
    </style:style>
    <style:style style:name="T27" style:family="text">
      <style:text-properties fo:language="en" fo:country="US" officeooo:rsid="068146bd"/>
    </style:style>
    <style:style style:name="T28" style:family="text">
      <style:text-properties fo:language="en" fo:country="US" officeooo:rsid="06898cf2"/>
    </style:style>
    <style:style style:name="T29" style:family="text">
      <style:text-properties officeooo:rsid="0615b090"/>
    </style:style>
    <style:style style:name="T30" style:family="text">
      <style:text-properties officeooo:rsid="0626940b"/>
    </style:style>
    <style:style style:name="T31" style:family="text">
      <style:text-properties officeooo:rsid="0629e301"/>
    </style:style>
    <style:style style:name="T32" style:family="text">
      <style:text-properties officeooo:rsid="0637f052"/>
    </style:style>
    <style:style style:name="T33" style:family="text">
      <style:text-properties style:font-name="Monospace" officeooo:rsid="0674d2ed" style:font-size-asian="10.5pt" style:font-name-complex="David CLM1" style:font-weight-complex="normal"/>
    </style:style>
    <style:style style:name="T34" style:family="text">
      <style:text-properties style:font-name="Monospace" officeooo:rsid="067a445c" style:font-size-asian="10.5pt" style:font-name-complex="David CLM1" style:font-weight-complex="normal"/>
    </style:style>
    <style:style style:name="T35" style:family="text">
      <style:text-properties style:font-name="Monospace" officeooo:rsid="067de0a0" style:font-size-asian="10.5pt" style:font-name-complex="David CLM1" style:font-weight-complex="normal"/>
    </style:style>
    <style:style style:name="T36" style:family="text">
      <style:text-properties style:font-name="Monospace" officeooo:rsid="067ea136" style:font-size-asian="10.5pt" style:font-name-complex="David CLM1" style:font-weight-complex="normal"/>
    </style:style>
    <style:style style:name="T37" style:family="text">
      <style:text-properties style:font-name="Monospace" officeooo:rsid="067efac4" style:font-size-asian="10.5pt" style:font-name-complex="David CLM1" style:font-weight-complex="normal"/>
    </style:style>
    <style:style style:name="T38" style:family="text">
      <style:text-properties style:font-name="Monospace" officeooo:rsid="068146bd" style:font-size-asian="10.5pt" style:font-name-complex="David CLM1" style:font-weight-complex="normal"/>
    </style:style>
    <style:style style:name="T39" style:family="text">
      <style:text-properties style:font-name="Monospace" officeooo:rsid="06880633" style:font-size-asian="10.5pt" style:font-name-complex="David CLM1" style:font-weight-complex="normal"/>
    </style:style>
    <style:style style:name="T40" style:family="text">
      <style:text-properties style:font-name="Monospace" officeooo:rsid="068b4d1f" style:font-size-asian="10.5pt" style:font-name-complex="David CLM1" style:font-weight-complex="normal"/>
    </style:style>
    <style:style style:name="T41" style:family="text">
      <style:text-properties style:font-name="Monospace" officeooo:rsid="068d2857" style:font-size-asian="10.5pt" style:font-name-complex="David CLM1" style:font-weight-complex="normal"/>
    </style:style>
    <style:style style:name="T42" style:family="text">
      <style:text-properties style:font-name="Monospace" officeooo:rsid="068e065b" style:font-size-asian="10.5pt" style:font-name-complex="David CLM1" style:font-weight-complex="normal"/>
    </style:style>
    <style:style style:name="T43" style:family="text">
      <style:text-properties style:font-name="Monospace" fo:font-style="italic" officeooo:rsid="0674d2ed" style:font-size-asian="10.5pt" style:font-style-asian="italic" style:font-name-complex="David CLM1" style:font-style-complex="italic" style:font-weight-complex="normal"/>
    </style:style>
    <style:style style:name="T44" style:family="text">
      <style:text-properties style:font-name="Monospace" fo:language="en" fo:country="US" officeooo:rsid="068146bd" style:font-size-asian="10.5pt" style:font-name-complex="David CLM1" style:font-weight-complex="normal"/>
    </style:style>
    <style:style style:name="T45" style:family="text">
      <style:text-properties style:font-name="Monospace" fo:language="en" fo:country="US" officeooo:rsid="068324a9" style:font-size-asian="10.5pt" style:font-name-complex="David CLM1" style:font-weight-complex="normal"/>
    </style:style>
    <style:style style:name="T46" style:family="text">
      <style:text-properties style:font-name="Monospace" fo:language="en" fo:country="US" officeooo:rsid="0684a856" style:font-size-asian="10.5pt" style:font-name-complex="David CLM1" style:font-weight-complex="normal"/>
    </style:style>
    <style:style style:name="T47" style:family="text">
      <style:text-properties style:font-name="Monospace" fo:language="en" fo:country="US" officeooo:rsid="068b4d1f" style:font-size-asian="10.5pt" style:font-name-complex="David CLM1" style:font-weight-complex="normal"/>
    </style:style>
    <style:style style:name="T48" style:family="text">
      <style:text-properties style:font-name="Monospace" fo:language="en" fo:country="US" officeooo:rsid="068d225c" style:font-size-asian="10.5pt" style:font-name-complex="David CLM1" style:font-weight-complex="normal"/>
    </style:style>
    <style:style style:name="T49" style:family="text">
      <style:text-properties style:font-name="Monospace" fo:language="en" fo:country="US" officeooo:rsid="068d2857" style:font-size-asian="10.5pt" style:font-name-complex="David CLM1" style:font-weight-complex="normal"/>
    </style:style>
    <style:style style:name="T50" style:family="text">
      <style:text-properties style:font-name="Monospace" fo:language="en" fo:country="US" fo:font-style="italic" officeooo:rsid="068324a9" style:font-size-asian="10.5pt" style:font-style-asian="italic" style:font-name-complex="David CLM1" style:font-style-complex="italic" style:font-weight-complex="normal"/>
    </style:style>
    <style:style style:name="T51" style:family="text">
      <style:text-properties officeooo:rsid="064ca031"/>
    </style:style>
    <style:style style:name="T52" style:family="text">
      <style:text-properties officeooo:rsid="04af6545"/>
    </style:style>
    <style:style style:name="T53" style:family="text">
      <style:text-properties officeooo:rsid="058fcc10"/>
    </style:style>
    <style:style style:name="T54" style:family="text">
      <style:text-properties officeooo:rsid="0610e6e9"/>
    </style:style>
    <style:style style:name="T55" style:family="text">
      <style:text-properties officeooo:rsid="06230541"/>
    </style:style>
    <style:style style:name="T56" style:family="text">
      <style:text-properties officeooo:rsid="06283c27"/>
    </style:style>
    <style:style style:name="T57" style:family="text">
      <style:text-properties officeooo:rsid="062571fe"/>
    </style:style>
    <style:style style:name="T58" style:family="text">
      <style:text-properties officeooo:rsid="0674d2ed"/>
    </style:style>
    <style:style style:name="T59" style:family="text">
      <style:text-properties officeooo:rsid="0561464b"/>
    </style:style>
    <style:style style:name="T60" style:family="text">
      <style:text-properties officeooo:rsid="06765ee5"/>
    </style:style>
    <style:style style:name="T61" style:family="text">
      <style:text-properties officeooo:rsid="06783411"/>
    </style:style>
    <style:style style:name="T62" style:family="text">
      <style:text-properties officeooo:rsid="067a445c"/>
    </style:style>
    <style:style style:name="T63" style:family="text">
      <style:text-properties officeooo:rsid="067cfe49"/>
    </style:style>
    <style:style style:name="T64" style:family="text">
      <style:text-properties officeooo:rsid="067de0a0"/>
    </style:style>
    <style:style style:name="T65" style:family="text">
      <style:text-properties officeooo:rsid="06396fbd"/>
    </style:style>
    <style:style style:name="T66" style:family="text">
      <style:text-properties officeooo:rsid="06387df2"/>
    </style:style>
    <style:style style:name="T67" style:family="text">
      <style:text-properties officeooo:rsid="063a5131"/>
    </style:style>
    <style:style style:name="T68" style:family="text">
      <style:text-properties officeooo:rsid="068146bd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68146bd"/>
    </style:style>
    <style:style style:name="T71" style:family="text">
      <style:text-properties fo:language="en" fo:country="US" fo:font-style="italic" officeooo:rsid="068146bd" style:font-style-asian="italic" style:font-style-complex="italic"/>
    </style:style>
    <style:style style:name="T72" style:family="text">
      <style:text-properties fo:language="en" fo:country="US" officeooo:rsid="068d225c"/>
    </style:style>
    <style:style style:name="T73" style:family="text">
      <style:text-properties fo:language="en" fo:country="US" officeooo:rsid="068d2857"/>
    </style:style>
    <style:style style:name="T74" style:family="text">
      <style:text-properties officeooo:rsid="06880633"/>
    </style:style>
    <style:style style:name="T75" style:family="text">
      <style:text-properties officeooo:rsid="06898cf2"/>
    </style:style>
    <style:style style:name="T76" style:family="text">
      <style:text-properties style:text-position="super 58%" style:font-name="Monospace" fo:language="en" fo:country="US" officeooo:rsid="068d2857" style:font-size-asian="10.5pt" style:font-name-complex="David CLM1" style:font-weight-complex="normal"/>
    </style:style>
    <style:style style:name="T77" style:family="text">
      <style:text-properties style:text-position="super 58%" style:font-name="Monospace" fo:language="en" fo:country="US" officeooo:rsid="068d225c" style:font-size-asian="10.5pt" style:font-name-complex="David CLM1" style:font-weight-complex="normal"/>
    </style:style>
    <style:style style:name="T78" style:family="text">
      <style:text-properties style:text-position="0% 100%" fo:language="en" fo:country="US"/>
    </style:style>
    <style:style style:name="T79" style:family="text">
      <style:text-properties style:text-position="0% 100%" style:font-name="Monospace" fo:language="en" fo:country="US" officeooo:rsid="068b4d1f" style:font-size-asian="10.5pt" style:font-name-complex="David CLM1" style:font-weight-complex="normal"/>
    </style:style>
    <style:style style:name="T80" style:family="text">
      <style:text-properties style:text-position="0% 100%" style:font-name="Monospace" fo:language="en" fo:country="US" officeooo:rsid="068d2857" style:font-size-asian="10.5pt" style:font-name-complex="David CLM1" style:font-weight-complex="normal"/>
    </style:style>
    <style:style style:name="T81" style:family="text">
      <style:text-properties style:text-position="0% 100%" style:font-name="Monospace" fo:language="en" fo:country="US" officeooo:rsid="068d225c" style:font-size-asian="10.5pt" style:font-name-complex="David CLM1" style:font-weight-complex="normal"/>
    </style:style>
    <style:style style:name="T82" style:family="text">
      <style:text-properties officeooo:rsid="0562c868"/>
    </style:style>
    <style:style style:name="T83" style:family="text">
      <style:text-properties officeooo:rsid="068d225c"/>
    </style:style>
    <style:style style:name="T84" style:family="text">
      <style:text-properties officeooo:rsid="068d2857"/>
    </style:style>
    <style:style style:name="T85" style:family="text">
      <style:text-properties officeooo:rsid="068e065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מטלה - חלוקה הוגנת של קרקעות ועוגות</text:h>
      <text:p text:style-name="P3">יש לענות על שאלה אחת לבחירתכם. <text:span text:style-name="T20">שאלות המסומנות ב</text:span><text:span text:style-name="T22">כוכבית </text:span><text:span text:style-name="T20">* מזכות בניקוד כפול.</text:span></text:p>
      <text:p text:style-name="P7">שאלה <text:span text:style-name="T60">1</text:span>: <text:span text:style-name="T24">חלוקת תורנויות פרופורציונלית</text:span></text:p>
      <text:p text:style-name="P12"><text:span text:style-name="T59">אמא ואבא נסעו לנופש, והשאירו את </text:span><text:span text:style-name="T3">n</text:span><text:span text:style-name="T59"> ילדיהם </text:span><text:span text:style-name="T53">הגדולים </text:span><text:span text:style-name="T59">לשמור על </text:span><text:span text:style-name="T53">התינוקת ה-1+</text:span><text:span text:style-name="T3">n</text:span><text:span text:style-name="T53">.</text:span><text:span text:style-name="T59"> </text:span><text:span text:style-name="T54">הם מעוניינים לחלק ביניהם את זמן השמירה בצורה הוגנת. </text:span><text:span text:style-name="T59">לכל ילד יש העדפות שונות לגבי </text:span><text:span text:style-name="T54">זמן השמירה - </text:span><text:span text:style-name="T59">יש כאלה </text:span><text:span text:style-name="T55">שמעדיפים </text:span><text:span text:style-name="T59">לשמור בלילה, יש כאלה </text:span><text:span text:style-name="T55">שמעדיפים </text:span><text:span text:style-name="T59">לשמור דווקא בצהריים, וכו'. </text:span><text:span text:style-name="T58">עליכם למצוא חלוקה </text:span><text:span text:style-name="T8">פרופורציונלית</text:span><text:span text:style-name="T58">, </text:span><text:span text:style-name="T33">שבה כל </text:span><text:span text:style-name="T58">ילד מקבל משמרת </text:span><text:span text:style-name="T43">קשירה</text:span><text:span text:style-name="T58">.</text:span></text:p>
      <text:p text:style-name="P11">א <text:span text:style-name="T56">[חימום]</text:span>. בסעיף זה הניחו שהילדים <text:span text:style-name="T5">אוהבים </text:span>לשמור על התינוקת – כל אחד רוצה <text:span text:style-name="T57">לשמור </text:span>כמה שיותר. באיזה אלגוריתם תשתמשו?</text:p>
      <text:p text:style-name="P13"><text:span text:style-name="T54">ב. בסעיף זה הניחו שהילדים </text:span><text:span text:style-name="T6">לא אוהבים </text:span><text:span text:style-name="T54">לשמור – כל אחד רוצה לשמור כמה שפחות. </text:span><text:span text:style-name="T30">הסבירו למה האלגוריתם של סעיף א לא עובד.</text:span></text:p>
      <text:p text:style-name="P13"><text:span text:style-name="T61">ג. </text:span><text:span text:style-name="T54">תארו אלגוריתם </text:span><text:span text:style-name="T30">חדש </text:span><text:span text:style-name="T54">המוצא חלוקה פרופורציונלית </text:span><text:span text:style-name="T33">קשירה </text:span><text:span text:style-name="T37">של התורנויות</text:span><text:span text:style-name="T54">. </text:span><text:span text:style-name="T61">הדגימו את האלגוריתם, ו</text:span><text:span text:style-name="T54">הוכיחו את נכונות</text:span><text:span text:style-name="T61">ו</text:span><text:span text:style-name="T54">.</text:span></text:p>
      <text:p text:style-name="P13"/>
      <text:p text:style-name="P9">שאלה <text:span text:style-name="T62">2</text:span>: <text:span text:style-name="T17">אלגוריתם סלפרידג’-קונוויי </text:span><text:span text:style-name="T18">לא יעיל</text:span></text:p>
      <text:p text:style-name="P14"><text:span text:style-name="T34">הראו דוגמה, שבה </text:span><text:span text:style-name="T62">אלגוריתם סלפרידג’-קונוויי </text:span><text:span text:style-name="T35">מחזיר חלוקה </text:span><text:span text:style-name="T36">לא </text:span><text:span text:style-name="T62">יעיל</text:span><text:span text:style-name="T64">ה</text:span><text:span text:style-name="T62">-פארטו. </text:span><text:span text:style-name="T63">פרטו את שלבי החישוב.</text:span></text:p>
      <text:p text:style-name="P4"/>
      <text:p text:style-name="P5">שאלה <text:span text:style-name="T32">3</text:span>: <text:span text:style-name="T23">חלוקה עם זכויות לא-שוות</text:span></text:p>
      <text:p text:style-name="P21"><text:span text:style-name="T40">נתונים </text:span><text:span text:style-name="T47">n שותפים בקרקע, שלכל אחד מהם יש חלק אחר בקרקע: לאדם i יש חלק t</text:span><text:span text:style-name="T14">i</text:span><text:span text:style-name="T47"> מהקרקע, כאשר הסכום של כל ה- </text:span><text:span text:style-name="T79">t</text:span><text:span text:style-name="T14">i</text:span><text:span text:style-name="T47"> הוא 1. </text:span><text:span text:style-name="T48">לדוגמה, ייתכן שלשחקן א מגיעה 1/7 מהקרקע, לשחקן ב מגיעות 2/7, ולשחקן ג מגיעות 4/7.</text:span></text:p>
      <text:p text:style-name="P21"><text:span text:style-name="T1">א</text:span><text:span text:style-name="T82">. </text:span><text:span text:style-name="T11">תנו הגדרה הגיונית למושג "</text:span><text:span text:style-name="T82">חלוקה פרופורציונלית" </text:span><text:span text:style-name="T11">במצב זה, בעזרת הפונקציה </text:span><text:span text:style-name="T2">V</text:span><text:span text:style-name="T12">i</text:span><text:span text:style-name="T7"> </text:span><text:span text:style-name="T11">(פונקציית הערך של שחקן </text:span><text:span text:style-name="T2">i</text:span><text:span text:style-name="T11">), ובעזרת הפרמטרים </text:span><text:span text:style-name="T79">t</text:span><text:span text:style-name="T14">i</text:span><text:span text:style-name="T21">.</text:span></text:p>
      <text:p text:style-name="P20"><text:span text:style-name="T4">ב</text:span><text:span text:style-name="T82">. כיתבו אלגוריתם המוצא חלוקה פרופורציונלית </text:span><text:span text:style-name="T31">לפי ההגדרה של סעיף א</text:span><text:span text:style-name="T82">. </text:span><text:span text:style-name="T84">הדגימו את פעולת האלגוריתם, </text:span><text:span text:style-name="T29">הוכיחו את נכונות</text:span><text:span text:style-name="T41">ו</text:span><text:span text:style-name="T29">, </text:span><text:span text:style-name="T51">וחשבו את סיבוכיות זמן-הריצה שלו.</text:span></text:p>
      <text:p text:style-name="P23"><text:span text:style-name="T83">* ג. כיתבו אלגוריתם כנ"ל, שסיבוכיות זמן הריצה שלו היא </text:span><text:span text:style-name="T72">O(2 n log(D)), כאשר D הוא </text:span><text:span text:style-name="T73">המכנה המשותף של כל השברים </text:span><text:span text:style-name="T47">t</text:span><text:span text:style-name="T14">i <text:s/></text:span><text:span text:style-name="T80">(ב</text:span><text:span text:style-name="T81">דוגמה למעלה D=7).</text:span></text:p>
      <text:p text:style-name="P22"/>
      <text:p text:style-name="P10"><text:soft-page-break/>שאלה <text:span text:style-name="T68">4</text:span>: <text:span text:style-name="T23">חלוקה </text:span><text:span text:style-name="T27">סופר-פרופורציונלית</text:span></text:p>
      <text:p text:style-name="P18"><text:span text:style-name="T68">חלוקת-עוגה נקראת </text:span><text:span text:style-name="T9">סופר-פרופורציונלית</text:span><text:span text:style-name="T68"> </text:span><text:span text:style-name="T38">אם </text:span><text:span text:style-name="T68">כל שחקן מקבל פרוסה ששווה עבורו </text:span><text:span text:style-name="T9">יותר </text:span><text:span text:style-name="T68">מ </text:span><text:span text:style-name="T27">1 חלקי-n משווי העוגה כולה.</text:span></text:p>
      <text:p text:style-name="P18"><text:span text:style-name="T27">א. הראו דוגמה </text:span><text:span text:style-name="T44">לחלוקה </text:span><text:span text:style-name="T27">סופר-פרופורציונאלית </text:span><text:span text:style-name="T44">בין שלושה </text:span><text:span text:style-name="T27">אנשים.</text:span></text:p>
      <text:p text:style-name="P18"><text:span text:style-name="T27">ב. הראו דוגמה שבה </text:span><text:span text:style-name="T71">לא קיימת</text:span><text:span text:style-name="T27"> חלוקה סופר-פרופורציונאלית לשלושה אנשים. הוכיחו </text:span><text:span text:style-name="T44">את תשובתכם.</text:span></text:p>
      <text:p text:style-name="P18"><text:span text:style-name="T44">* ג. נתונה בעיית חלוקת עוגה לשלושה אנשים. </text:span><text:span text:style-name="T45">נתון שיש שני אנשים כלשהם (נניח עמי ותמי), שמייחסים ערך שונה לפרוסת-עוגה כלשהי X. כתבו אלגוריתם </text:span><text:span text:style-name="T46">המקבל כקלט את הפרוסה X, ו</text:span><text:span text:style-name="T45">מוצא חלוקה סופר-פרופורציונלית. </text:span><text:span text:style-name="T50">רמז</text:span><text:span text:style-name="T45">: אפשר להעזר באלגוריתם של שאלה 3 (גם אם לא פתרתם אותה).</text:span></text:p>
      <text:p text:style-name="P17"><text:span text:style-name="T19"/></text:p>
      <text:p text:style-name="P8"><text:span text:style-name="T52">שאלה </text:span><text:span text:style-name="T16">5</text:span><text:span text:style-name="T52">: </text:span><text:span text:style-name="T66">שיקולים אסטרטגיים באלגוריתם חלוקה</text:span></text:p>
      <text:p text:style-name="P16"><text:span text:style-name="T65">א. אתם חולקים עוגה עם עוד מישהו בשיטת "חתוך ובחר", כאשר אתם החותכים. הצלחתם להשיג מידע מדוייק על </text:span><text:span text:style-name="T39">ההערכה </text:span><text:span text:style-name="T65">של השחקן השני. איך תחתכו את העוגה באופן שייתן לכם את הערך הגבוה ביותר האפשרי? </text:span><text:span text:style-name="T67">הדגימו מצב שבו תוכלו להשיג 100% מהערך הכולל שלכם, ומצב אחר שבו תוכלו להשיג רק 50% מהערך הכולל שלכם.</text:span></text:p>
      <text:p text:style-name="P19"><text:span text:style-name="T65">ב. </text:span><text:span text:style-name="T42">הוכיחו</text:span><text:span text:style-name="T74">, שאם </text:span><text:span text:style-name="T10">אין לכם </text:span><text:span text:style-name="T74">מידע מדוייק </text:span><text:span text:style-name="T65">על </text:span><text:span text:style-name="T39">ההערכה </text:span><text:span text:style-name="T65">של השחקן השני, </text:span><text:span text:style-name="T74">אז כל חיתוך עוגה שאינו מתאים להוראות האלגוריתם עלול לתת לכם פרוסה ששווה עבורכם פחות מ-50% מהערך הכולל שלכם.</text:span></text:p>
      <text:p text:style-name="P15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4-01-02T14:14:32.382000000</dc:date>
    <meta:editing-duration>P11DT2H33M34S</meta:editing-duration>
    <meta:editing-cycles>1510</meta:editing-cycles>
    <meta:document-statistic meta:table-count="0" meta:image-count="0" meta:object-count="0" meta:page-count="2" meta:paragraph-count="24" meta:word-count="451" meta:character-count="2563" meta:non-whitespace-character-count="2133"/>
  </office:meta>
</office:document-meta>
</file>